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FreeSans1" svg:font-family="FreeSans" style:font-family-generic="swiss"/>
    <style:font-face style:name="TlwgMono" svg:font-family="TlwgMono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Garuda" svg:font-family="Garuda" style:font-pitch="variable"/>
    <style:font-face style:name="utkal" svg:font-family="utkal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Droid Sans Armenian" svg:font-family="'Droid Sans Armenian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/>
      <style:text-properties fo:font-variant="normal" fo:text-transform="none" fo:color="#000000" style:font-name="Bitstream Charter" fo:font-size="12pt" fo:letter-spacing="normal" fo:font-style="normal" fo:font-weight="normal" officeooo:paragraph-rsid="001db1af" style:font-size-asian="12pt" style:font-size-complex="12pt"/>
    </style:style>
    <style:style style:name="P2" style:family="paragraph" style:parent-style-name="Text_20_body">
      <style:paragraph-properties fo:margin-top="0in" fo:margin-bottom="0in" style:contextual-spacing="false"/>
      <style:text-properties fo:font-variant="normal" fo:text-transform="none" fo:color="#000000" style:font-name="Bitstream Charter" fo:font-size="12pt" fo:letter-spacing="normal" fo:font-style="normal" fo:font-weight="normal" officeooo:rsid="001db1af" officeooo:paragraph-rsid="001db1af" style:font-size-asian="12pt" style:font-size-complex="12pt"/>
    </style:style>
    <style:style style:name="P3" style:family="paragraph" style:parent-style-name="Text_20_body">
      <style:paragraph-properties fo:margin-top="0in" fo:margin-bottom="0in" style:contextual-spacing="false"/>
      <style:text-properties fo:font-variant="normal" fo:text-transform="none" fo:color="#000000" style:font-name="Bitstream Charter" fo:font-size="12pt" fo:letter-spacing="normal" fo:font-style="normal" fo:font-weight="normal" officeooo:rsid="001dcf01" officeooo:paragraph-rsid="001dcf01" style:font-size-asian="12pt" style:font-size-complex="12pt"/>
    </style:style>
    <style:style style:name="P4" style:family="paragraph" style:parent-style-name="Text_20_body">
      <style:paragraph-properties fo:margin-top="0in" fo:margin-bottom="0in" style:contextual-spacing="false"/>
      <style:text-properties fo:font-variant="normal" fo:text-transform="none" fo:color="#000000" style:font-name="Bitstream Charter" fo:font-size="12pt" fo:letter-spacing="normal" officeooo:paragraph-rsid="001db1af" style:font-size-asian="12pt" style:font-size-complex="12pt"/>
    </style:style>
    <style:style style:name="P5" style:family="paragraph" style:parent-style-name="Text_20_body">
      <style:paragraph-properties fo:margin-top="0in" fo:margin-bottom="0in" style:contextual-spacing="false"/>
      <style:text-properties fo:font-variant="normal" fo:text-transform="none" fo:color="#000000" style:font-name="Bitstream Charter" fo:font-size="12pt" fo:letter-spacing="normal" officeooo:rsid="001e07b3" officeooo:paragraph-rsid="001e07b3" style:font-size-asian="12pt" style:font-size-complex="12pt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fo:font-weight="normal" officeooo:rsid="001db1af"/>
    </style:style>
    <style:style style:name="T3" style:family="text">
      <style:text-properties officeooo:rsid="001db1af"/>
    </style:style>
    <style:style style:name="T4" style:family="text">
      <style:text-properties officeooo:rsid="001dcf01"/>
    </style:style>
    <style:style style:name="T5" style:family="text">
      <style:text-properties officeooo:rsid="001e07b3"/>
    </style:style>
    <style:style style:name="T6" style:family="text">
      <style:text-properties officeooo:rsid="0020b9f7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1. </text:span>Briefly describe the design of the program. How many processes and how many pipes are created with your solution? How does data flow from process to process?</text:p>
      <text:p text:style-name="P1"/>
      <text:p text:style-name="P2">My program has 5 processes and 4 pipes. <text:s/><text:span text:style-name="T6">The parent process forks 4 child processes. <text:s/>The four child</text:span> processes each execute one command: find, grep, sort, head. <text:s/>Lastly, the parent process spawns and manages the other 4 processes. <text:s/>The data flows between the processes by first calling a process(find) that inputs from a designated directory(bash-4.2) outputting to a pipe(1), this pipe(1) is then read by the following process(grep) that outputs to another pipe(2), this continues in a similar <text:span text:style-name="T5">fashion</text:span> with the sort and head processes using pipe<text:span text:style-name="T5">(2) and pipe(3) respectively as inputs, and</text:span> <text:span text:style-name="T5">pipe(</text:span>3<text:span text:style-name="T5">)</text:span> and <text:span text:style-name="T5">pipe(</text:span>4<text:span text:style-name="T5">)</text:span> as outputs. <text:s/>Lastly, the parent process <text:span text:style-name="T4">takes the output generated by the final process which it inputs from pipe(4) or the output of the previous process. <text:s/>This is read to the terminal.</text:span></text:p>
      <text:p text:style-name="P1"/>
      <text:p text:style-name="P1"><text:span text:style-name="T3">2. </text:span>How did you test and debug your solution?</text:p>
      <text:p text:style-name="P1"/>
      <text:p text:style-name="P3">I programmed the processes sequentially and outputted the outputs to the terminal instead of the proper pipes for initial testing. <text:s/>When this outputted correct values I then outputted to the pipe. <text:s/>I then followed this same procedure for the next process where I inputted from the pipe and outputted to the terminal to check the outputs of that process. <text:s/>This was repeated for all the processes. <text:s/>If I got terminated by signal 13, I checked the piping of the previous process and deleted the process I was currently writing and tried again since I had clearly misused the pipes and it was easier to try again than to fi<text:span text:style-name="T5">nd and fix </text:span>the issue.</text:p>
      <text:p text:style-name="P1"/>
      <text:p text:style-name="P4"><text:span text:style-name="T2">3. </text:span><text:span text:style-name="T1">When he was head of Bell Labs, Doug McIlroy summarized the "Unix philosophy" as follows:“Write programs that do one thing and do it well. Write programs to work together. Write programs to handle text streams, because that is a universal interface.” How do pipes contribute to the Unix philosophy?</text:span></text:p>
      <text:p text:style-name="P4"/>
      <text:p text:style-name="P5"><text:span text:style-name="T1">Pipes contribute to this by allowing connections between very specialized small programs. <text:s/>These programs do one thing very well and then the output is passed. <text:s/>Pipes are also very useful because the easily pass text streams into a process that then operates on the stream. <text:s/>The process can then use them to pass a text stream out as well. <text:s/>This continues for as long as it needs to and the only linking between the tiny specialized processes is the pipes themselves. <text:s/>The input and output of processes can easily be changed by changing the pipes they are using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/>
    <style:font-face style:name="FreeSans1" svg:font-family="FreeSans" style:font-family-generic="swiss"/>
    <style:font-face style:name="TlwgMono" svg:font-family="TlwgMono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Garuda" svg:font-family="Garuda" style:font-pitch="variable"/>
    <style:font-face style:name="utkal" svg:font-family="utkal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Droid Sans Armenian" svg:font-family="'Droid Sans Armenian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6T21:23:14.700205248</meta:creation-date>
    <dc:date>2016-02-16T22:13:27.338352007</dc:date>
    <meta:editing-duration>PT18M40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6" meta:word-count="426" meta:character-count="2502" meta:non-whitespace-character-count="2067"/>
  </office:meta>
</office:document-meta>
</file>